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f0f1" officeooo:paragraph-rsid="0014f0f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24" style:family="paragraph" style:parent-style-name="Standard" style:list-style-name="L3">
      <style:paragraph-properties fo:text-align="justify" style:justify-single-word="false"/>
      <style:text-properties fo:font-size="16pt" fo:font-weight="normal" officeooo:rsid="002fee14" officeooo:paragraph-rsid="002fee14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font-size="16pt" officeooo:paragraph-rsid="001b6214" style:font-size-asian="16pt" style:font-size-complex="16pt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1788"/>
    </style:style>
    <style:style style:name="T10" style:family="text">
      <style:text-properties officeooo:rsid="002f3d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p text:style-name="P2">Chapter 3: Operators</text:p>
      <text:p text:style-name="P2"/>
      <text:list xml:id="list4585466047549516980" text:style-name="L1">
        <text:list-item>
          <text:p text:style-name="P8">Categories</text:p>
          <text:list>
            <text:list-item>
              <text:p text:style-name="P8">mathematical</text:p>
              <text:list>
                <text:list-item>
                  <text:p text:style-name="P8">+, -, *, /, %, ++, - -</text:p>
                  <text:list>
                    <text:list-item>
                      <text:p text:style-name="P8">note, differences in incremental change operator:</text:p>
                      <text:list>
                        <text:list-item>
                          <text:p text:style-name="P8">a = j++ // same as a = j ; j = j +1</text:p>
                        </text:list-item>
                        <text:list-item>
                          <text:p text:style-name="P8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relational</text:p>
              <text:list>
                <text:list-item>
                  <text:p text:style-name="P8">==, !=, &lt;, &lt;=, &gt;, &gt;=</text:p>
                </text:list-item>
                <text:list-item>
                  <text:p text:style-name="P8">be careful with only one = for ==,</text:p>
                  <text:list>
                    <text:list-item>
                      <text:p text:style-name="P8">if (a = 3) {BLOCK} will always execute since a is not 0 (0 is false)</text:p>
                    </text:list-item>
                  </text:list>
                </text:list-item>
                <text:list-item>
                  <text:p text:style-name="P9">No boolean type, everything except 0 is True</text:p>
                </text:list-item>
              </text:list>
            </text:list-item>
            <text:list-item>
              <text:p text:style-name="P8">logical</text:p>
              <text:list>
                <text:list-item>
                  <text:p text:style-name="P8">&amp;&amp;, | |, !</text:p>
                </text:list-item>
              </text:list>
            </text:list-item>
            <text:list-item>
              <text:p text:style-name="P8">bitwise</text:p>
              <text:list>
                <text:list-item>
                  <text:p text:style-name="P9">these are applied to one or two integers (same size obviously) , comparing bit by bit <text:s/></text:p>
                </text:list-item>
                <text:list-item>
                  <text:p text:style-name="P9">&amp;, |, ^, ~, &gt;&gt;, &lt;&lt;</text:p>
                </text:list-item>
                <text:list-item>
                  <text:p text:style-name="P9">and, or, xor, negate, shift right (lose right most bit and add a 0 at left), shift left (lose left most, add 0 to right most)</text:p>
                </text:list-item>
                <text:list-item>
                  <text:p text:style-name="P10">So 1111 &amp; 0100 is 0100</text:p>
                </text:list-item>
                <text:list-item>
                  <text:p text:style-name="P10">1111 | 0100 is 1111</text:p>
                </text:list-item>
                <text:list-item>
                  <text:p text:style-name="P10">1111 &gt;&gt; is 0111</text:p>
                </text:list-item>
                <text:list-item>
                  <text:p text:style-name="P10">1111 &lt;&lt; is 1110</text:p>
                </text:list-item>
                <text:list-item>
                  <text:p text:style-name="P10">1111 ^ 0100 is 1011</text:p>
                </text:list-item>
                <text:list-item>
                  <text:p text:style-name="P10">~ 1111 is 0000</text:p>
                </text:list-item>
              </text:list>
            </text:list-item>
            <text:list-item>
              <text:p text:style-name="P8">assignment</text:p>
              <text:list>
                <text:list-item>
                  <text:p text:style-name="P9">special assignment +=, -=, *=, /=, &gt;&gt;=, &lt;&lt;=, &amp;=, ^=, </text:p>
                </text:list-item>
                <text:list-item>
                  <text:p text:style-name="P9">a bit more efficient machine code, don’t overuse</text:p>
                </text:list-item>
              </text:list>
            </text:list-item>
          </text:list>
        </text:list-item>
        <text:list-item>
          <text:p text:style-name="P8">Operators are either unary or binary</text:p>
          <text:list>
            <text:list-item>
              <text:p text:style-name="P8">unary ex: -</text:p>
            </text:list-item>
            <text:list-item>
              <text:p text:style-name="P8">binary ex: +</text:p>
            </text:list-item>
            <text:list-item>
              <text:p text:style-name="P8">ternary:</text:p>
              <text:list>
                <text:list-item>
                  <text:p text:style-name="P8"><text:soft-page-break/>only one of these</text:p>
                </text:list-item>
                <text:list-item>
                  <text:p text:style-name="P8">“Conditional operator”</text:p>
                </text:list-item>
                <text:list-item>
                  <text:p text:style-name="P8">max = x &gt; y ? x : y</text:p>
                </text:list-item>
                <text:list-item>
                  <text:p text:style-name="P8">same as, with symbol &amp;, &amp;(x&gt;y, x, y). See, it’s trinary!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hapter 4</text:p>
      <text:p text:style-name="P6"/>
      <text:p text:style-name="P6">This stuff is easy: if, else if, else, while loops, do while loops, for loops, switch statement.</text:p>
      <text:p text:style-name="P6"/>
      <text:p text:style-name="P3">Chapter 5: Compound Data Types</text:p>
      <text:p text:style-name="P3"/>
      <text:list xml:id="list1963964343995039467" text:style-name="L2">
        <text:list-item>
          <text:p text:style-name="P11">Arrays</text:p>
          <text:list>
            <text:list-item>
              <text:p text:style-name="P11">fixed length and of one type, can have arrays of structures</text:p>
            </text:list-item>
            <text:list-item>
              <text:p text:style-name="P11">nice thing is random access (access is constant time)</text:p>
            </text:list-item>
            <text:list-item>
              <text:p text:style-name="P11">Multi dimentional arrays</text:p>
              <text:list>
                <text:list-item>
                  <text:p text:style-name="P11">1d array is just sequence of scalar objects</text:p>
                </text:list-item>
                <text:list-item>
                  <text:p text:style-name="P11">2d is sequence of 1 dementional array</text:p>
                </text:list-item>
                <text:list-item>
                  <text:p text:style-name="P11">kth is a sequence of k-1 dimentional arrays</text:p>
                </text:list-item>
                <text:list-item>
                  <text:p text:style-name="P11">Syntax:</text:p>
                  <text:list>
                    <text:list-item>
                      <text:p text:style-name="P11"><text:span text:style-name="T1">int </text:span>a<text:span text:style-name="T1">[][2]</text:span> = {<text:span text:style-name="T1">{</text:span>1,<text:span text:style-name="T1">3}</text:span> {<text:span text:style-name="T1">4</text:span>, 2, }};</text:p>
                    </text:list-item>
                    <text:list-item>
                      <text:p text:style-name="P12">so a[1][0] is 4</text:p>
                    </text:list-item>
                    <text:list-item>
                      <text:p text:style-name="P12">3d</text:p>
                      <text:list>
                        <text:list-item>
                          <text:p text:style-name="P28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12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Strings</text:p>
          <text:list>
            <text:list-item>
              <text:p text:style-name="P12">an array of characters with the last being the null byte “\0”</text:p>
            </text:list-item>
            <text:list-item>
              <text:p text:style-name="P12">allows for easy other functions and so we can tell when the string ends…</text:p>
            </text:list-item>
            <text:list-item>
              <text:p text:style-name="P12">also allows a variable length string</text:p>
            </text:list-item>
            <text:list-item>
              <text:p text:style-name="P12">string.h contains some functions</text:p>
              <text:list>
                <text:list-item>
                  <text:p text:style-name="P12"><text:soft-page-break/>strcpy</text:p>
                </text:list-item>
                <text:list-item>
                  <text:p text:style-name="P12">strcat</text:p>
                </text:list-item>
                <text:list-item>
                  <text:p text:style-name="P12">memcpy (copy of a certain size)</text:p>
                </text:list-item>
                <text:list-item>
                  <text:p text:style-name="P12">strcmp</text:p>
                </text:list-item>
                <text:list-item>
                  <text:p text:style-name="P12">memcmp</text:p>
                </text:list-item>
              </text:list>
            </text:list-item>
            <text:list-item>
              <text:p text:style-name="P12">In core formating</text:p>
              <text:list>
                <text:list-item>
                  <text:p text:style-name="P12">%d is integer</text:p>
                </text:list-item>
                <text:list-item>
                  <text:p text:style-name="P12">%f is float</text:p>
                </text:list-item>
                <text:list-item>
                  <text:p text:style-name="P12">%s is string</text:p>
                </text:list-item>
                <text:list-item>
                  <text:p text:style-name="P13">sprintf (same with sscanf)</text:p>
                  <text:list>
                    <text:list-item>
                      <text:p text:style-name="P13">this prints out something and the stores it in first argument</text:p>
                    </text:list-item>
                    <text:list-item>
                      <text:p text:style-name="P13">sprintf(astring, “hi %d”, 3) <text:s/>will store astring as “hi 3”</text:p>
                    </text:list-item>
                  </text:list>
                </text:list-item>
                <text:list-item>
                  <text:p text:style-name="P13">If a string is stored as var x, and you printout x+1, then it will print the string excluding the first letter</text:p>
                  <text:list>
                    <text:list-item>
                      <text:p text:style-name="P13">char x[] = “hello”</text:p>
                    </text:list-item>
                    <text:list-item>
                      <text:p text:style-name="P13">printf(“%s and %s\n”, x + 1, x+2);</text:p>
                      <text:list>
                        <text:list-item>
                          <text:p text:style-name="P13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13">Note that to store string with scanf, no pointer</text:p>
                  <text:list>
                    <text:list-item>
                      <text:p text:style-name="P13">char name[10];</text:p>
                    </text:list-item>
                    <text:list-item>
                      <text:p text:style-name="P13">scanf(“%s”, name )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Structures</text:p>
          <text:list>
            <text:list-item>
              <text:p text:style-name="P13">Data record, fixed size collection of different variables, </text:p>
              <text:list>
                <text:list-item>
                  <text:p text:style-name="P13">Access “members” (the variables in the structure) with .</text:p>
                </text:list-item>
                <text:list-item>
                  <text:p text:style-name="P13">Syntax</text:p>
                  <text:list>
                    <text:list-item>
                      <text:p text:style-name="P13">struct aName{</text:p>
                    </text:list-item>
                    <text:list-item>
                      <text:p text:style-name="P13">char first[20];</text:p>
                    </text:list-item>
                    <text:list-item>
                      <text:p text:style-name="P13">int num;</text:p>
                    </text:list-item>
                    <text:list-item>
                      <text:p text:style-name="P13">float age;</text:p>
                    </text:list-item>
                    <text:list-item>
                      <text:p text:style-name="P13">}; &lt;&lt;&lt;need semicolon</text:p>
                    </text:list-item>
                    <text:list-item>
                      <text:p text:style-name="P13">struct aName bob = {“hello”, 2, 3.1415};</text:p>
                    </text:list-item>
                    <text:list-item>
                      <text:p text:style-name="P13">bob.num</text:p>
                    </text:list-item>
                    <text:list-item>
                      <text:p text:style-name="P13">bob.age</text:p>
                    </text:list-item>
                    <text:list-item>
                      <text:p text:style-name="P13">bob.first</text:p>
                    </text:list-item>
                  </text:list>
                </text:list-item>
              </text:list>
            </text:list-item>
            <text:list-item>
              <text:p text:style-name="P14">Slightly Complex Example</text:p>
              <text:list>
                <text:list-item>
                  <text:p text:style-name="P15">just has a struct inside it</text:p>
                </text:list-item>
                <text:list-item>
                  <text:p text:style-name="P15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7"><text:soft-page-break/></text:p>
      <text:p text:style-name="P7"/>
      <text:p text:style-name="P4">Chapter <text:span text:style-name="T5">6: Functions</text:span></text:p>
      <text:p text:style-name="P4"/>
      <text:list xml:id="list4223621358697174577" text:style-name="L3">
        <text:list-item>
          <text:p text:style-name="P16">C is procedural</text:p>
          <text:list>
            <text:list-item>
              <text:p text:style-name="P16">it’s building blocks are functions</text:p>
            </text:list-item>
            <text:list-item>
              <text:p text:style-name="P16">Functions have scope</text:p>
            </text:list-item>
            <text:list-item>
              <text:p text:style-name="P16">Memory is automatic , static or global</text:p>
            </text:list-item>
          </text:list>
        </text:list-item>
        <text:list-item>
          <text:p text:style-name="P16">Functions are defined at file scope</text:p>
          <text:list>
            <text:list-item>
              <text:p text:style-name="P16">can’t nest functions</text:p>
            </text:list-item>
            <text:list-item>
              <text:p text:style-name="P16">enclosed in braces {}</text:p>
            </text:list-item>
            <text:list-item>
              <text:p text:style-name="P16">May take arguments and return a value; name should suggest meaning</text:p>
            </text:list-item>
          </text:list>
        </text:list-item>
        <text:list-item>
          <text:p text:style-name="P16">Value semantics</text:p>
          <text:list>
            <text:list-item>
              <text:p text:style-name="P16">arguments of a function are copied, so you can change those variables inside the function and it would have <text:span text:style-name="T6">no</text:span> change outside the function</text:p>
            </text:list-item>
            <text:list-item>
              <text:p text:style-name="P16">The return is also a <text:span text:style-name="T8">copy </text:span>of the return thing</text:p>
            </text:list-item>
            <text:list-item>
              <text:p text:style-name="P16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16">Void keyword has 2 functions</text:p>
          <text:list>
            <text:list-item>
              <text:p text:style-name="P16">specify that a function has no return value</text:p>
              <text:list>
                <text:list-item>
                  <text:p text:style-name="P16">this makes it what is called a procedure in other languages</text:p>
                </text:list-item>
              </text:list>
            </text:list-item>
            <text:list-item>
              <text:p text:style-name="P16">Disallow arguments</text:p>
              <text:list>
                <text:list-item>
                  <text:p text:style-name="P16">int func(void)</text:p>
                  <text:list>
                    <text:list-item>
                      <text:p text:style-name="P16">{</text:p>
                    </text:list-item>
                    <text:list-item>
                      <text:p text:style-name="P16">return 3;</text:p>
                    </text:list-item>
                    <text:list-item>
                      <text:p text:style-name="P16">}</text:p>
                    </text:list-item>
                  </text:list>
                </text:list-item>
                <text:list-item>
                  <text:p text:style-name="P16">This ^ does not allow any inputs to the function.</text:p>
                </text:list-item>
              </text:list>
            </text:list-item>
          </text:list>
        </text:list-item>
        <text:list-item>
          <text:p text:style-name="P17">Functions should be declared or defined before called</text:p>
          <text:list>
            <text:list-item>
              <text:p text:style-name="P17">separation of declaration and definition allows you to call functions from different files</text:p>
            </text:list-item>
            <text:list-item>
              <text:p text:style-name="P17">Prototype (or declaration)</text:p>
            </text:list-item>
            <text:list-item>
              <text:p text:style-name="P17">Ex:</text:p>
            </text:list-item>
            <text:list-item>
              <text:p text:style-name="P17">float ave(int, int); //declaration or prototype</text:p>
            </text:list-item>
            <text:list-item>
              <text:p text:style-name="P17">int main () {calls ave}</text:p>
            </text:list-item>
            <text:list-item>
              <text:p text:style-name="P17">ave (int a, int b){…} //definition</text:p>
            </text:list-item>
          </text:list>
        </text:list-item>
        <text:list-item>
          <text:p text:style-name="P17"><text:soft-page-break/>Multiple File Usage</text:p>
          <text:list>
            <text:list-item>
              <text:p text:style-name="P17">3 files</text:p>
            </text:list-item>
            <text:list-item>
              <text:p text:style-name="P17">mystuff.h</text:p>
              <text:list>
                <text:list-item>
                  <text:p text:style-name="P17">float ave(int, int); //declaration</text:p>
                </text:list-item>
              </text:list>
            </text:list-item>
            <text:list-item>
              <text:p text:style-name="P17">mystuff.c</text:p>
              <text:list>
                <text:list-item>
                  <text:p text:style-name="P18">#include “mystuff.h”</text:p>
                </text:list-item>
                <text:list-item>
                  <text:p text:style-name="P17">float ave(int a, int b) {..implementation}</text:p>
                </text:list-item>
              </text:list>
            </text:list-item>
            <text:list-item>
              <text:p text:style-name="P18">fun3.c</text:p>
              <text:list>
                <text:list-item>
                  <text:p text:style-name="P18">#include &lt;stdio.h&gt;</text:p>
                </text:list-item>
                <text:list-item>
                  <text:p text:style-name="P18">#include “mystuff.h”</text:p>
                </text:list-item>
                <text:list-item>
                  <text:p text:style-name="P18">int main() {</text:p>
                  <text:list>
                    <text:list-item>
                      <text:p text:style-name="P18">ave(x,y);</text:p>
                    </text:list-item>
                    <text:list-item>
                      <text:p text:style-name="P18">}</text:p>
                    </text:list-item>
                  </text:list>
                </text:list-item>
              </text:list>
            </text:list-item>
            <text:list-item>
              <text:p text:style-name="P18">Scope</text:p>
              <text:list>
                <text:list-item>
                  <text:p text:style-name="P18">C is a “block” scope language</text:p>
                </text:list-item>
                <text:list-item>
                  <text:p text:style-name="P18">3 types of scope</text:p>
                  <text:list>
                    <text:list-item>
                      <text:p text:style-name="P18">local scope: variable only seen inside {block}</text:p>
                      <text:list>
                        <text:list-item>
                          <text:p text:style-name="P18">in functions and loops and if statements <text:span text:style-name="T9">or inside ANY {block}</text:span></text:p>
                        </text:list-item>
                      </text:list>
                    </text:list-item>
                    <text:list-item>
                      <text:p text:style-name="P18">File scope</text:p>
                      <text:list>
                        <text:list-item>
                          <text:p text:style-name="P18">Outside of a func, from there until end of file</text:p>
                        </text:list-item>
                        <text:list-item>
                          <text:p text:style-name="P18">ex: functions themselves</text:p>
                        </text:list-item>
                      </text:list>
                    </text:list-item>
                    <text:list-item>
                      <text:p text:style-name="P18">Program scope</text:p>
                      <text:list>
                        <text:list-item>
                          <text:p text:style-name="P19"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18">Other, not relevant ones too</text:p>
                    </text:list-item>
                    <text:list-item>
                      <text:p text:style-name="P19">General rule:</text:p>
                      <text:list>
                        <text:list-item>
                          <text:p text:style-name="P19">1. If a name not 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19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Variables</text:p>
              <text:list>
                <text:list-item>
                  <text:p text:style-name="P19">Automatic</text:p>
                  <text:list>
                    <text:list-item>
                      <text:p text:style-name="P20">allocated on the program stack (so they are used and then discarded)</text:p>
                    </text:list-item>
                    <text:list-item>
                      <text:p text:style-name="P20"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20"><text:soft-page-break/>Precisely those variables defined inside a block without the keyword “static”</text:p>
                    </text:list-item>
                  </text:list>
                </text:list-item>
                <text:list-item>
                  <text:p text:style-name="P21">Static variables</text:p>
                  <text:list>
                    <text:list-item>
                      <text:p text:style-name="P21">Not on stack; in special data area</text:p>
                    </text:list-item>
                    <text:list-item>
                      <text:p text:style-name="P21">Precisely variables in “file scope” or variables in a block declared with keyword “static”</text:p>
                    </text:list-item>
                    <text:list-item>
                      <text:p text:style-name="P21">These variables are initialized <text:span text:style-name="T7">only once</text:span>, sometimes during the startup of the program</text:p>
                    </text:list-item>
                    <text:list-item>
                      <text:p text:style-name="P21">example:</text:p>
                      <text:list>
                        <text:list-item>
                          <text:p text:style-name="P21">int count() {</text:p>
                          <text:list>
                            <text:list-item>
                              <text:p text:style-name="P21">static x = 0;</text:p>
                            </text:list-item>
                            <text:list-item>
                              <text:p text:style-name="P21">x++;</text:p>
                            </text:list-item>
                            <text:list-item>
                              <text:p text:style-name="P21">return x;</text:p>
                            </text:list-item>
                            <text:list-item>
                              <text:p text:style-name="P21">}</text:p>
                            </text:list-item>
                          </text:list>
                        </text:list-item>
                        <text:list-item>
                          <text:p text:style-name="P21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21">Global variables</text:p>
                  <text:list>
                    <text:list-item>
                      <text:p text:style-name="P21">these have “program scope”</text:p>
                    </text:list-item>
                    <text:list-item>
                      <text:p text:style-name="P21">All variables outside of functions have program scope unless explicitly restricted </text:p>
                      <text:list>
                        <text:list-item>
                          <text:p text:style-name="P22">to restrict it, use keyword “static”</text:p>
                        </text:list-item>
                        <text:list-item>
                          <text:p text:style-name="P22">ex:</text:p>
                          <text:list>
                            <text:list-item>
                              <text:p text:style-name="P22">(File.c)</text:p>
                            </text:list-item>
                            <text:list-item>
                              <text:p text:style-name="P22">int y<text:span text:style-name="T10">=4</text:span>;</text:p>
                            </text:list-item>
                            <text:list-item>
                              <text:p text:style-name="P22">static int x;</text:p>
                            </text:list-item>
                            <text:list-item>
                              <text:p text:style-name="P22">int func(){}</text:p>
                            </text:list-item>
                            <text:list-item>
                              <text:p text:style-name="P22">int main(){return 0;}</text:p>
                            </text:list-item>
                          </text:list>
                        </text:list-item>
                        <text:list-item>
                          <text:p text:style-name="P22">x is file scope but not program scope</text:p>
                        </text:list-item>
                        <text:list-item>
                          <text:p text:style-name="P23">To use ex:</text:p>
                          <text:list>
                            <text:list-item>
                              <text:p text:style-name="P23">File1.c</text:p>
                            </text:list-item>
                            <text:list-item>
                              <text:p text:style-name="P23">extern int y;</text:p>
                              <text:list>
                                <text:list-item>
                                  <text:p text:style-name="P25">you only use the keyword “extern” if you are not in a function or block</text:p>
                                </text:list-item>
                                <text:list-item>
                                  <text:p text:style-name="P25"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23">printf(%d, y)</text:p>
                            </text:list-item>
                          </text:list>
                        </text:list-item>
                        <text:list-item>
                          <text:p text:style-name="P23">compile: gcc File.c File1.c -o output</text:p>
                        </text:list-item>
                        <text:list-item>
                          <text:p text:style-name="P23"><text:soft-page-break/>run: ./output</text:p>
                        </text:list-item>
                      </text:list>
                    </text:list-item>
                    <text:list-item>
                      <text:p text:style-name="P23">You can do this to hide data when calling from other files</text:p>
                      <text:list>
                        <text:list-item>
                          <text:p text:style-name="P23">do static int func() {}</text:p>
                        </text:list-item>
                        <text:list-item>
                          <text:p text:style-name="P23">static var x;</text:p>
                        </text:list-item>
                        <text:list-item>
                          <text:p text:style-name="P23">static struct </text:p>
                        </text:list-item>
                      </text:list>
                    </text:list-item>
                    <text:list-item>
                      <text:p text:style-name="P23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24">Stack example, ideas</text:p>
              <text:list>
                <text:list-item>
                  <text:p text:style-name="P26">make sure to include the implementation you either</text:p>
                  <text:list>
                    <text:list-item>
                      <text:p text:style-name="P26">1. create a header file and #include that header file file1.h into file1.c and then just include the header file in use_file.c</text:p>
                    </text:list-item>
                    <text:list-item>
                      <text:p text:style-name="P26">OR… 2. just make the implementation file1.c and #include “file1.c” in use_file.c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4.2$Linux_X86_64 LibreOffice_project/10m0$Build-2</meta:generator>
    <dc:date>2016-07-13T22:24:00.623670568</dc:date>
    <meta:editing-duration>PT18H33M30S</meta:editing-duration>
    <meta:editing-cycles>10</meta:editing-cycles>
    <meta:document-statistic meta:table-count="0" meta:image-count="0" meta:object-count="0" meta:page-count="7" meta:paragraph-count="192" meta:word-count="1312" meta:character-count="6389" meta:non-whitespace-character-count="5443"/>
  </office:meta>
</office:document-meta>
</file>